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556in" table:align="left"/>
    </style:style>
    <style:style style:name="Table1.A" style:family="table-column">
      <style:table-column-properties style:column-width="0.5389in"/>
    </style:style>
    <style:style style:name="Table1.B" style:family="table-column">
      <style:table-column-properties style:column-width="1.716in"/>
    </style:style>
    <style:style style:name="Table1.C" style:family="table-column">
      <style:table-column-properties style:column-width="0.7521in"/>
    </style:style>
    <style:style style:name="Table1.D" style:family="table-column">
      <style:table-column-properties style:column-width="2.1792in"/>
    </style:style>
    <style:style style:name="Table1.E" style:family="table-column">
      <style:table-column-properties style:column-width="0.6667in"/>
    </style:style>
    <style:style style:name="Table1.F" style:family="table-column">
      <style:table-column-properties style:column-width="1.102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72684" officeooo:paragraph-rsid="0061784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paragraph-rsid="0061784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4d3b1" officeooo:paragraph-rsid="0061784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42ae4" officeooo:paragraph-rsid="005c2307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style:font-name="DejaVu Sans Condensed" fo:font-size="12pt" fo:font-weight="normal" officeooo:rsid="00511633" officeooo:paragraph-rsid="0073c4b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372684" officeooo:paragraph-rsid="0061784e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0088" officeooo:paragraph-rsid="0061784e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72684" officeooo:paragraph-rsid="0061784e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939b" officeooo:paragraph-rsid="0061784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7d94c" officeooo:paragraph-rsid="0067d94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DejaVu Sans Condensed" fo:font-size="12pt" officeooo:paragraph-rsid="005c2307" style:font-size-asian="12pt" style:font-size-complex="12pt"/>
    </style:style>
    <style:style style:name="P13" style:family="paragraph" style:parent-style-name="Standard">
      <style:text-properties style:font-name="DejaVu Sans Condensed" officeooo:rsid="00680088" officeooo:paragraph-rsid="0061784e"/>
    </style:style>
    <style:style style:name="P14" style:family="paragraph" style:parent-style-name="Standard">
      <style:text-properties style:font-name="DejaVu Sans Condensed" officeooo:paragraph-rsid="0061784e"/>
    </style:style>
    <style:style style:name="P15" style:family="paragraph" style:parent-style-name="Standard">
      <style:paragraph-properties fo:text-align="start" style:justify-single-word="false"/>
      <style:text-properties officeooo:paragraph-rsid="0061784e"/>
    </style:style>
    <style:style style:name="P16" style:family="paragraph" style:parent-style-name="Standard">
      <style:paragraph-properties fo:text-align="start" style:justify-single-word="false"/>
      <style:text-properties officeooo:paragraph-rsid="006c1070"/>
    </style:style>
    <style:style style:name="P17" style:family="paragraph" style:parent-style-name="Standard">
      <style:text-properties officeooo:paragraph-rsid="0073c4b5"/>
    </style:style>
    <style:style style:name="P18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242ae4" officeooo:paragraph-rsid="0061784e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officeooo:paragraph-rsid="0061784e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" officeooo:paragraph-rsid="0061784e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" officeooo:paragraph-rsid="0061784e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DejaVu Sans Condensed" officeooo:paragraph-rsid="0061784e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DejaVu Sans Condensed" officeooo:rsid="006dfe54" officeooo:paragraph-rsid="006dfe54"/>
    </style:style>
    <style:style style:name="P24" style:family="paragraph" style:parent-style-name="Standard" style:list-style-name="L6">
      <style:text-properties style:font-name="DejaVu Sans Condensed" fo:font-size="12pt" officeooo:paragraph-rsid="005c2307" style:font-size-asian="12pt" style:font-size-complex="12pt"/>
    </style:style>
    <style:style style:name="P25" style:family="paragraph" style:parent-style-name="Standard" style:list-style-name="L6">
      <style:text-properties style:font-name="DejaVu Sans Condensed" fo:font-size="12pt" officeooo:paragraph-rsid="005ce461" style:font-size-asian="12pt" style:font-size-complex="12pt"/>
    </style:style>
    <style:style style:name="P26" style:family="paragraph" style:parent-style-name="Standard" style:list-style-name="L6">
      <style:text-properties style:font-name="DejaVu Sans Condensed" fo:font-size="12pt" officeooo:rsid="005ce461" officeooo:paragraph-rsid="005ce461" style:font-size-asian="12pt" style:font-size-complex="12pt"/>
    </style:style>
    <style:style style:name="P27" style:family="paragraph" style:parent-style-name="Standard" style:list-style-name="L6">
      <style:paragraph-properties fo:text-align="start" style:justify-single-word="false"/>
      <style:text-properties style:font-name="DejaVu Sans Condensed" fo:font-size="12pt" officeooo:paragraph-rsid="005c2307" style:font-size-asian="12pt" style:font-size-complex="12pt"/>
    </style:style>
    <style:style style:name="P28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372684" officeooo:paragraph-rsid="0073c4b5" style:font-size-asian="12pt" style:font-weight-asian="normal" style:font-size-complex="12pt" style:font-weight-complex="normal"/>
    </style:style>
    <style:style style:name="P29" style:family="paragraph" style:parent-style-name="Standard" style:list-style-name="L7">
      <style:text-properties style:font-name="DejaVu Sans Condensed" fo:font-size="12pt" fo:font-weight="normal" officeooo:rsid="00372684" officeooo:paragraph-rsid="0073c4b5" style:font-size-asian="12pt" style:font-weight-asian="normal" style:font-size-complex="12pt" style:font-weight-complex="normal"/>
    </style:style>
    <style:style style:name="P30" style:family="paragraph" style:parent-style-name="Standard" style:list-style-name="L7">
      <style:text-properties style:font-name="DejaVu Sans Condensed" fo:font-size="12pt" fo:font-weight="normal" officeooo:rsid="0050132a" officeooo:paragraph-rsid="0073c4b5" style:font-size-asian="12pt" style:font-weight-asian="normal" style:font-size-complex="12pt" style:font-weight-complex="normal"/>
    </style:style>
    <style:style style:name="P31" style:family="paragraph" style:parent-style-name="Standard" style:list-style-name="L7">
      <style:text-properties style:font-name="DejaVu Sans Condensed" fo:font-size="12pt" fo:font-weight="normal" officeooo:rsid="0075b654" officeooo:paragraph-rsid="0075b654" style:font-size-asian="12pt" style:font-weight-asian="normal" style:font-size-complex="12pt" style:font-weight-complex="normal"/>
    </style:style>
    <style:style style:name="P32" style:family="paragraph" style:parent-style-name="Standard" style:list-style-name="L7">
      <style:text-properties style:font-name="DejaVu Sans Condensed" fo:font-size="12pt" fo:font-weight="bold" officeooo:rsid="0050132a" officeooo:paragraph-rsid="0073c4b5" style:font-size-asian="12pt" style:font-weight-asian="bold" style:font-size-complex="12pt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72684" officeooo:paragraph-rsid="0061784e" style:font-size-asian="12pt" style:font-weight-asian="normal" style:font-size-complex="12pt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72684" officeooo:paragraph-rsid="0075b654" style:font-size-asian="12pt" style:font-weight-asian="normal" style:font-size-complex="12pt" style:font-weight-complex="normal"/>
    </style:style>
    <style:style style:name="P35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72684" officeooo:paragraph-rsid="005c2307" style:font-size-asian="12pt" style:font-weight-asian="normal" style:font-size-complex="12pt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f939b" officeooo:paragraph-rsid="0061784e" style:font-size-asian="12pt" style:font-weight-asian="normal" style:font-size-complex="12pt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3e44b" officeooo:paragraph-rsid="0061784e" style:font-size-asian="12pt" style:font-weight-asian="normal" style:font-size-complex="12pt" style:font-weight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15df3" officeooo:paragraph-rsid="0061784e" style:font-size-asian="12pt" style:font-weight-asian="normal" style:font-size-complex="12pt" style:font-weight-complex="normal"/>
    </style:style>
    <style:style style:name="P39" style:family="paragraph" style:parent-style-name="Standard" style:list-style-name="L6">
      <style:text-properties style:text-line-through-style="none" style:text-line-through-type="none" style:font-name="DejaVu Sans Condensed" fo:font-size="12pt" fo:font-weight="normal" officeooo:rsid="005ce461" officeooo:paragraph-rsid="005ce461" style:font-size-asian="12pt" style:font-weight-asian="normal" style:font-size-complex="12pt" style:font-weight-complex="normal"/>
    </style:style>
    <style:style style:name="P40" style:family="paragraph" style:parent-style-name="Standard" style:list-style-name="L6">
      <style:text-properties style:text-line-through-style="none" style:text-line-through-type="none" style:font-name="DejaVu Sans Condensed" fo:font-size="12pt" fo:font-weight="normal" officeooo:rsid="005ce461" officeooo:paragraph-rsid="005c2307" style:font-size-asian="12pt" style:font-weight-asian="normal" style:font-size-complex="12pt" style:font-weight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officeooo:rsid="0033e44b" officeooo:paragraph-rsid="0061784e" style:font-size-asian="12pt" style:font-size-complex="12pt"/>
    </style:style>
    <style:style style:name="P42" style:family="paragraph" style:parent-style-name="Standard" style:list-style-name="L7">
      <style:text-properties officeooo:paragraph-rsid="0073c4b5"/>
    </style:style>
    <style:style style:name="P43" style:family="paragraph" style:parent-style-name="Standard" style:list-style-name="L7">
      <style:text-properties officeooo:paragraph-rsid="0075b654"/>
    </style:style>
    <style:style style:name="P44" style:family="paragraph" style:parent-style-name="Standard" style:list-style-name="L7">
      <style:paragraph-properties fo:text-align="start" style:justify-single-word="false"/>
      <style:text-properties officeooo:paragraph-rsid="0075b654"/>
    </style:style>
    <style:style style:name="P45" style:family="paragraph" style:parent-style-name="Standard">
      <style:paragraph-properties fo:text-align="start" style:justify-single-word="false"/>
      <style:text-properties officeooo:paragraph-rsid="0079b73f"/>
    </style:style>
    <style:style style:name="P4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79b73f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79b73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8faaf" style:font-weight-asian="bold" style:font-weight-complex="bold"/>
    </style:style>
    <style:style style:name="T3" style:family="text">
      <style:text-properties fo:font-weight="bold" officeooo:rsid="0073c4b5" style:font-weight-asian="bold" style:font-weight-complex="bold"/>
    </style:style>
    <style:style style:name="T4" style:family="text">
      <style:text-properties officeooo:rsid="0034d3b1"/>
    </style:style>
    <style:style style:name="T5" style:family="text">
      <style:text-properties officeooo:rsid="00376743"/>
    </style:style>
    <style:style style:name="T6" style:family="text">
      <style:text-properties style:text-line-through-style="none" style:text-line-through-type="none" fo:font-size="12pt" fo:font-weight="bold" officeooo:rsid="0033e44b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fo:font-size="12pt" fo:font-weight="bold" officeooo:rsid="005ec471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fo:font-size="12pt" fo:font-weight="bold" officeooo:rsid="0034d3b1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fo:font-size="12pt" fo:font-weight="normal" officeooo:rsid="00372684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fo:font-size="12pt" fo:font-weight="normal" officeooo:rsid="0034d3b1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fo:font-size="12pt" fo:font-weight="normal" officeooo:rsid="0033e44b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fo:font-size="12pt" fo:font-weight="normal" officeooo:rsid="005ec471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fo:font-size="12pt" fo:font-weight="normal" officeooo:rsid="005f939b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fo:font-size="12pt" fo:font-weight="normal" officeooo:rsid="00361bf5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fo:font-size="12pt" style:font-size-asian="12pt" style:font-size-complex="12pt"/>
    </style:style>
    <style:style style:name="T17" style:family="text">
      <style:text-properties style:text-line-through-style="none" style:text-line-through-type="none" fo:font-size="12pt" officeooo:rsid="00372684" style:font-size-asian="12pt" style:font-size-complex="12pt"/>
    </style:style>
    <style:style style:name="T18" style:family="text">
      <style:text-properties style:text-line-through-style="none" style:text-line-through-type="none" fo:font-weight="bold" officeooo:rsid="005c2307" style:font-weight-asian="bold" style:font-weight-complex="bold"/>
    </style:style>
    <style:style style:name="T19" style:family="text">
      <style:text-properties style:text-line-through-style="none" style:text-line-through-type="none" fo:font-weight="bold" officeooo:rsid="00317a56" style:font-weight-asian="bold" style:font-weight-complex="bold"/>
    </style:style>
    <style:style style:name="T20" style:family="text">
      <style:text-properties style:text-line-through-style="none" style:text-line-through-type="none" fo:font-weight="bold" officeooo:rsid="00242ae4" style:font-weight-asian="bold" style:font-weight-complex="bold"/>
    </style:style>
    <style:style style:name="T21" style:family="text">
      <style:text-properties style:text-line-through-style="none" style:text-line-through-type="none" fo:font-weight="bold" officeooo:rsid="00372684" style:font-weight-asian="bold" style:font-weight-complex="bold"/>
    </style:style>
    <style:style style:name="T22" style:family="text">
      <style:text-properties style:text-line-through-style="none" style:text-line-through-type="none" fo:font-weight="bold" officeooo:rsid="0033e44b" style:font-weight-asian="bold" style:font-weight-complex="bold"/>
    </style:style>
    <style:style style:name="T23" style:family="text">
      <style:text-properties style:text-line-through-style="none" style:text-line-through-type="none" fo:font-weight="bold" officeooo:rsid="005ce461" style:font-weight-asian="bold" style:font-weight-complex="bold"/>
    </style:style>
    <style:style style:name="T24" style:family="text">
      <style:text-properties style:text-line-through-style="none" style:text-line-through-type="none" fo:font-weight="normal" style:font-weight-asian="normal" style:font-weight-complex="normal"/>
    </style:style>
    <style:style style:name="T25" style:family="text">
      <style:text-properties style:text-line-through-style="none" style:text-line-through-type="none" fo:font-weight="normal" officeooo:rsid="00372684" style:font-weight-asian="normal" style:font-weight-complex="normal"/>
    </style:style>
    <style:style style:name="T26" style:family="text">
      <style:text-properties style:text-line-through-style="none" style:text-line-through-type="none" fo:font-weight="normal" officeooo:rsid="0034d3b1" style:font-weight-asian="normal" style:font-weight-complex="normal"/>
    </style:style>
    <style:style style:name="T27" style:family="text">
      <style:text-properties style:text-line-through-style="none" style:text-line-through-type="none" fo:font-weight="normal" officeooo:rsid="005ce461" style:font-weight-asian="normal" style:font-weight-complex="normal"/>
    </style:style>
    <style:style style:name="T28" style:family="text">
      <style:text-properties style:text-line-through-style="none" style:text-line-through-type="none" fo:font-weight="normal" officeooo:rsid="00242ae4" style:font-weight-asian="normal" style:font-weight-complex="normal"/>
    </style:style>
    <style:style style:name="T29" style:family="text">
      <style:text-properties style:text-line-through-style="none" style:text-line-through-type="none" style:font-name="DejaVu Sans Condensed" fo:font-size="12pt" fo:font-weight="normal" officeooo:rsid="005ce461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" fo:font-size="12pt" fo:font-weight="normal" officeooo:rsid="0075b654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5ce461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75b654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4b8878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63d7bc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798079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61784e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bold" officeooo:rsid="005c2307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" fo:font-size="12pt" fo:font-style="normal" fo:font-weight="normal" officeooo:rsid="0067d94c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text-line-through-style="none" style:text-line-through-type="none" style:font-name="DejaVu Sans Condensed"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text-line-through-style="none" style:text-line-through-type="none" style:font-name="DejaVu Sans Condensed" fo:font-size="12pt" fo:font-style="normal" fo:font-weight="normal" officeooo:rsid="006c1070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text-line-through-style="none" style:text-line-through-type="none" style:font-name="DejaVu Sans Condensed" fo:font-size="12pt" fo:font-style="italic" fo:font-weight="normal" officeooo:rsid="006c1070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372684" style:font-weight-asian="normal" style:font-weight-complex="normal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033e44b" style:font-style-asian="italic" style:font-style-complex="italic"/>
    </style:style>
    <style:style style:name="T47" style:family="text">
      <style:text-properties fo:font-style="italic" officeooo:rsid="0034d3b1" style:font-style-asian="italic" style:font-style-complex="italic"/>
    </style:style>
    <style:style style:name="T48" style:family="text">
      <style:text-properties fo:font-style="italic" officeooo:rsid="0042c678" style:font-style-asian="italic" style:font-style-complex="italic"/>
    </style:style>
    <style:style style:name="T49" style:family="text">
      <style:text-properties fo:font-style="italic" officeooo:rsid="00686be6" style:font-style-asian="italic" style:font-style-complex="italic"/>
    </style:style>
    <style:style style:name="T50" style:family="text">
      <style:text-properties officeooo:rsid="005ce461"/>
    </style:style>
    <style:style style:name="T51" style:family="text">
      <style:text-properties officeooo:rsid="005f939b"/>
    </style:style>
    <style:style style:name="T52" style:family="text">
      <style:text-properties officeooo:rsid="00615df3"/>
    </style:style>
    <style:style style:name="T53" style:family="text">
      <style:text-properties officeooo:rsid="0067d94c"/>
    </style:style>
    <style:style style:name="T54" style:family="text">
      <style:text-properties officeooo:rsid="00686be6"/>
    </style:style>
    <style:style style:name="T55" style:family="text">
      <style:text-properties officeooo:rsid="006a3fd1"/>
    </style:style>
    <style:style style:name="T56" style:family="text">
      <style:text-properties style:font-name="DejaVu Sans Condensed" fo:font-size="12pt" fo:font-weight="normal" officeooo:rsid="00372684" style:font-size-asian="12pt" style:font-weight-asian="normal" style:font-size-complex="12pt" style:font-weight-complex="normal"/>
    </style:style>
    <style:style style:name="T57" style:family="text">
      <style:text-properties style:font-name="DejaVu Sans Condensed" fo:font-size="12pt" fo:font-weight="normal" officeooo:rsid="0034d3b1" style:font-size-asian="12pt" style:font-weight-asian="normal" style:font-size-complex="12pt" style:font-weight-complex="normal"/>
    </style:style>
    <style:style style:name="T58" style:family="text">
      <style:text-properties style:font-name="DejaVu Sans Condensed" fo:font-size="12pt" fo:font-weight="normal" officeooo:rsid="0073c4b5" style:font-size-asian="12pt" style:font-weight-asian="normal" style:font-size-complex="12pt" style:font-weight-complex="normal"/>
    </style:style>
    <style:style style:name="T59" style:family="text">
      <style:text-properties style:font-name="DejaVu Sans Condensed" fo:font-size="12pt" fo:font-weight="normal" officeooo:rsid="0033e44b" style:font-size-asian="12pt" style:font-weight-asian="normal" style:font-size-complex="12pt" style:font-weight-complex="normal"/>
    </style:style>
    <style:style style:name="T60" style:family="text">
      <style:text-properties style:font-name="DejaVu Sans Condensed" fo:font-size="12pt" fo:font-weight="normal" officeooo:rsid="0075b654" style:font-size-asian="12pt" style:font-weight-asian="normal" style:font-size-complex="12pt" style:font-weight-complex="normal"/>
    </style:style>
    <style:style style:name="T61" style:family="text">
      <style:text-properties style:font-name="DejaVu Sans Condensed" fo:font-size="12pt" fo:font-weight="normal" officeooo:rsid="0056272e" style:font-size-asian="12pt" style:font-weight-asian="normal" style:font-size-complex="12pt" style:font-weight-complex="normal"/>
    </style:style>
    <style:style style:name="T62" style:family="text">
      <style:text-properties style:font-name="DejaVu Sans Condensed" fo:font-size="12pt" fo:font-weight="normal" officeooo:rsid="0077e171" style:font-size-asian="12pt" style:font-weight-asian="normal" style:font-size-complex="12pt" style:font-weight-complex="normal"/>
    </style:style>
    <style:style style:name="T63" style:family="text">
      <style:text-properties style:font-name="DejaVu Sans Condensed" fo:font-size="12pt" fo:font-weight="bold" officeooo:rsid="0050132a" style:font-size-asian="12pt" style:font-weight-asian="bold" style:font-size-complex="12pt" style:font-weight-complex="bold"/>
    </style:style>
    <style:style style:name="T64" style:family="text">
      <style:text-properties style:font-name="DejaVu Sans Condensed" fo:font-size="12pt" fo:font-weight="bold" officeooo:rsid="0073c4b5" style:font-size-asian="12pt" style:font-weight-asian="bold" style:font-size-complex="12pt" style:font-weight-complex="bold"/>
    </style:style>
    <style:style style:name="T65" style:family="text">
      <style:text-properties style:font-name="DejaVu Sans Condensed" fo:font-size="12pt" fo:font-weight="bold" officeooo:rsid="0033e44b" style:font-size-asian="12pt" style:font-weight-asian="bold" style:font-size-complex="12pt" style:font-weight-complex="bold"/>
    </style:style>
    <style:style style:name="T66" style:family="text">
      <style:text-properties style:font-name="DejaVu Sans Condensed" fo:font-size="12pt" fo:font-weight="bold" officeooo:rsid="0075b654" style:font-size-asian="12pt" style:font-weight-asian="bold" style:font-size-complex="12pt" style:font-weight-complex="bold"/>
    </style:style>
    <style:style style:name="T67" style:family="text">
      <style:text-properties style:font-name="DejaVu Sans Condensed" fo:font-size="12pt" fo:font-weight="bold" officeooo:rsid="00372684" style:font-size-asian="12pt" style:font-weight-asian="bold" style:font-size-complex="12pt" style:font-weight-complex="bold"/>
    </style:style>
    <style:style style:name="T68" style:family="text">
      <style:text-properties officeooo:rsid="0050132a"/>
    </style:style>
    <style:style style:name="T69" style:family="text">
      <style:text-properties officeooo:rsid="00242ae4"/>
    </style:style>
    <style:style style:name="T70" style:family="text">
      <style:text-properties officeooo:rsid="0073c4b5"/>
    </style:style>
    <style:style style:name="T71" style:family="text">
      <style:text-properties officeooo:rsid="0075b654"/>
    </style:style>
    <style:style style:name="T72" style:family="text">
      <style:text-properties officeooo:rsid="0056272e"/>
    </style:style>
    <style:style style:name="T73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46">1<text:span text:style-name="T73">xx</text:span> - Controls</text:p>
          </table:table-cell>
          <table:table-cell table:style-name="Table2.B1" office:value-type="string">
            <text:p text:style-name="P47">2xx - Ground</text:p>
          </table:table-cell>
          <table:table-cell table:style-name="Table2.C1" office:value-type="string">
            <text:p text:style-name="P47">3xx - Flight</text:p>
          </table:table-cell>
          <table:table-cell table:style-name="Table2.B1" office:value-type="string">
            <text:p text:style-name="P47">4xx - A2A</text:p>
          </table:table-cell>
          <table:table-cell table:style-name="Table2.B1" office:value-type="string">
            <text:p text:style-name="P47">5xx - A2G</text:p>
          </table:table-cell>
          <table:table-cell table:style-name="Table2.F1" office:value-type="string">
            <text:p text:style-name="P47">6xx - Misc</text:p>
          </table:table-cell>
        </table:table-row>
      </table:table>
      <text:p text:style-name="P45"><text:span text:style-name="T33">3</text:span><text:span text:style-name="T34">0</text:span><text:span text:style-name="T35">1</text:span><text:span text:style-name="T36"> - </text:span><text:span text:style-name="T33">Flight - </text:span><text:span text:style-name="T37">Radios, </text:span><text:span text:style-name="T38">Navigation</text:span></text:p>
      <text:p text:style-name="P1"/>
      <text:p text:style-name="P2">Radio <text:span text:style-name="T5">setup and tuning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8">COM1</text:p>
          </table:table-cell>
          <table:table-cell table:style-name="Table1.A1" office:value-type="string">
            <text:p text:style-name="P9">R-863</text:p>
          </table:table-cell>
          <table:table-cell table:style-name="Table1.A1" office:value-type="string">
            <text:p text:style-name="P9">VHF/UHF</text:p>
          </table:table-cell>
          <table:table-cell table:style-name="Table1.A1" office:value-type="string">
            <text:p text:style-name="P15"><text:span text:style-name="T39">100.000</text:span><text:span text:style-name="T40"> to 399.975 MHz??</text:span><text:span text:style-name="T41">*</text:span></text:p>
          </table:table-cell>
          <table:table-cell table:style-name="Table1.A1" office:value-type="string">
            <text:p text:style-name="P10">AM/FM</text:p>
          </table:table-cell>
          <table:table-cell table:style-name="Table1.F1" office:value-type="string">
            <text:p text:style-name="P9"><text:span text:style-name="T51">P</text:span><text:bookmark text:name="page387R_mcid841"/><text:span text:style-name="T51">r</text:span><text:bookmark text:name="page387R_mcid811"/><text:span text:style-name="T51">imary radio</text:span></text:p>
          </table:table-cell>
        </table:table-row>
        <table:table-row>
          <table:table-cell table:style-name="Table1.A2" office:value-type="string">
            <text:p text:style-name="P8">COM2</text:p>
          </table:table-cell>
          <table:table-cell table:style-name="Table1.A2" office:value-type="string">
            <text:p text:style-name="P9">Yadro-1</text:p>
          </table:table-cell>
          <table:table-cell table:style-name="Table1.A2" office:value-type="string">
            <text:p text:style-name="P9">HF</text:p>
          </table:table-cell>
          <table:table-cell table:style-name="Table1.A2" office:value-type="string">
            <text:p text:style-name="P9">2 to <text:bookmark text:name="page387R_mcid891"/>1<text:bookmark text:name="page387R_mcid901"/>7<text:bookmark text:name="page387R_mcid861"/>.99<text:bookmark text:name="page387R_mcid871"/>9 MHz</text:p>
          </table:table-cell>
          <table:table-cell table:style-name="Table1.A2" office:value-type="string">
            <text:p text:style-name="P13">AM/<text:span text:style-name="T55">SSB</text:span></text:p>
          </table:table-cell>
          <table:table-cell table:style-name="Table1.F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8">COM3</text:p>
          </table:table-cell>
          <table:table-cell table:style-name="Table1.A2" office:value-type="string">
            <text:p text:style-name="P9">R-828 <text:span text:style-name="T54">(Eucalypt-M24)</text:span></text:p>
          </table:table-cell>
          <table:table-cell table:style-name="Table1.A2" office:value-type="string">
            <text:p text:style-name="P9">LVHF</text:p>
          </table:table-cell>
          <table:table-cell table:style-name="Table1.A2" office:value-type="string">
            <text:p text:style-name="P9">2<text:bookmark text:name="page387R_mcid931"/>0<text:bookmark text:name="page387R_mcid941"/>.<text:span text:style-name="T53">000</text:span> to<text:bookmark text:name="page387R_mcid951"/> 59.97<text:bookmark text:name="page387R_mcid921"/>5 MHz</text:p>
          </table:table-cell>
          <table:table-cell table:style-name="Table1.A2" office:value-type="string">
            <text:p text:style-name="P11">FM</text:p>
          </table:table-cell>
          <table:table-cell table:style-name="Table1.F2" office:value-type="string">
            <text:p text:style-name="P14"/>
          </table:table-cell>
        </table:table-row>
      </table:table>
      <text:p text:style-name="P16"><text:span text:style-name="T42">*</text:span><text:span text:style-name="T41"> Conflicting info in GR video vs Chuck's Guide. <text:s/>Chuck's says min freq is 200.000, GR says 100.000, radio definitely works on freqs below 200.</text:span></text:p>
      <text:p text:style-name="P7">All</text:p>
      <text:list text:style-name="L1">
        <text:list-item>
          <text:p text:style-name="P19"><text:span text:style-name="T10">On ICS panel </text:span><text:span text:style-name="T11">(</text:span><text:span text:style-name="T13">left wall</text:span><text:span text:style-name="T11">)</text:span><text:span text:style-name="T10">:</text:span></text:p>
          <text:list>
            <text:list-item>
              <text:p text:style-name="P33">Set <text:span text:style-name="T1">RADIO/ICS switch</text:span> to <text:span text:style-name="T1">RADIO</text:span>.</text:p>
            </text:list-item>
            <text:list-item>
              <text:p text:style-name="P19"><text:span text:style-name="T17">Set</text:span><text:span text:style-name="T16"> </text:span><text:span text:style-name="T6">Radio Source Selector </text:span><text:span text:style-name="T7">Knob</text:span><text:span text:style-name="T10"> to desired radio.</text:span></text:p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23"><text:span text:style-name="T10">S</text:span><text:span text:style-name="T9">RS doesn't work with this as expected. <text:s/>You must use the SRS Radio 1/2/3 buttons to transmit on the desired radios, which works regardless of what the Selector Knob is turned to. <text:s/>Possible bug in SRS.</text:span></text:p>
                </text:list-item>
              </text:list>
            </text:list-item>
          </text:list>
        </text:list-item>
      </text:list>
      <text:p text:style-name="P3"><text:span text:style-name="T46">R-863 radio -- </text:span><text:span text:style-name="T47">AM/FM, 220 </text:span><text:span text:style-name="T48">MHz to</text:span><text:span text:style-name="T47"> 399.975 MHz</text:span></text:p>
      <text:list xml:id="list2735921172" text:style-name="L3">
        <text:list-item>
          <text:p text:style-name="P20"><text:span text:style-name="T11">On </text:span><text:span text:style-name="T14">R-863 control panel (left wall forward, below fire extinguisher buttons):</text:span></text:p>
          <text:list>
            <text:list-item>
              <text:p text:style-name="P20"><text:span text:style-name="T14">U</text:span><text:span text:style-name="T11">se </text:span><text:span text:style-name="T8">red cross-shaped knob</text:span><text:span text:style-name="T11"> </text:span><text:span text:style-name="T14">to set radio channel</text:span><text:span text:style-name="T11">.</text:span></text:p>
            </text:list-item>
          </text:list>
        </text:list-item>
      </text:list>
      <text:list text:style-name="L4">
        <text:list-item>
          <text:list>
            <text:list-item>
              <text:p text:style-name="P21"><text:span text:style-name="T12">Verify the correct </text:span><text:span text:style-name="T14">frequency</text:span><text:span text:style-name="T12"> in the SRS radio window.</text:span></text:p>
            </text:list-item>
          </text:list>
        </text:list-item>
      </text:list>
      <text:list xml:id="list165611646088735" text:continue-list="list2735921172" text:style-name="L3">
        <text:list-item>
          <text:list>
            <text:list-item>
              <text:p text:style-name="P36"><text:span text:style-name="T1">AM/FM switch</text:span> ... <text:span text:style-name="T1">As needed</text:span></text:p>
            </text:list-item>
            <text:list-item>
              <text:p text:style-name="P36"><text:span text:style-name="T1">EM switch</text:span> ... <text:span text:style-name="T1">As needed</text:span> (monitors guard when on, <text:span text:style-name="T54">121.500 or 243.000??</text:span>)</text:p>
            </text:list-item>
            <text:list-item>
              <text:p text:style-name="P36"><text:span text:style-name="T1">ADF switch</text:span> ... <text:span text:style-name="T1">OFF</text:span>, unless using this radio for direction finding with <text:span text:style-name="T1">ARK-U2</text:span></text:p>
            </text:list-item>
          </text:list>
        </text:list-item>
      </text:list>
      <text:p text:style-name="P4"><text:span text:style-name="T45">R-828 radio -- FM, 20.</text:span><text:span text:style-name="T49">000</text:span><text:span text:style-name="T45"> </text:span><text:span text:style-name="T48">MHz to</text:span><text:span text:style-name="T45"> 59.975 MHz</text:span></text:p>
      <text:list text:style-name="L5">
        <text:list-item>
          <text:p text:style-name="P22"><text:span text:style-name="T15">On the R-828 control panel </text:span><text:span text:style-name="T14">(left wall rear)</text:span><text:span text:style-name="T12">:</text:span></text:p>
          <text:list>
            <text:list-item>
              <text:p text:style-name="P41"><text:span text:style-name="T44">T</text:span><text:span text:style-name="T43">urn </text:span><text:span text:style-name="T1">red cross-shaped knob</text:span><text:span text:style-name="T43"> to desired channel.</text:span></text:p>
            </text:list-item>
            <text:list-item>
              <text:p text:style-name="P37">Press and hold the <text:span text:style-name="T1">small </text:span><text:span text:style-name="T2">"AUT" </text:span><text:span text:style-name="T1">radio tuner button</text:span> until the <text:span text:style-name="T52">light turns on</text:span>. <text:s/>If you let go too soon, it may not be tuned to the right frequency; in that case, turn the knob to a different freq, fully tune with the button, then change back to desired freq and re-tune.</text:p>
            </text:list-item>
          </text:list>
        </text:list-item>
        <text:list-item>
          <text:p text:style-name="P38"><text:span text:style-name="T1">ADF-VHF Source switch</text:span> ... <text:span text:style-name="T1">COMM</text:span> (left wall, just below R-828 control panel) unless using radio for direction finding</text:p>
        </text:list-item>
      </text:list>
      <text:p text:style-name="P18"/>
      <text:p text:style-name="P12"><text:span text:style-name="T19">N</text:span><text:span text:style-name="T20">avigate to a beacon (NDB) </text:span><text:span text:style-name="T21">with AR</text:span><text:span text:style-name="T18">K</text:span><text:span text:style-name="T21">-</text:span><text:span text:style-name="T18">15M</text:span></text:p>
      <text:list text:style-name="L6">
        <text:list-item>
          <text:p text:style-name="P34"><text:span text:style-name="T72">(optional) To hear the beacon signal, o</text:span>n ICS panel <text:span text:style-name="T4">(</text:span><text:span text:style-name="T50">left wall</text:span><text:span text:style-name="T4">)</text:span>:</text:p>
          <text:list>
            <text:list-item>
              <text:p text:style-name="P35">Set RADIO/ICS switch to RADIO.</text:p>
            </text:list-item>
            <text:list-item>
              <text:p text:style-name="P24"><text:span text:style-name="T25">Set</text:span><text:span text:style-name="T26"> </text:span><text:span text:style-name="T22">Radio Source Selector </text:span><text:span text:style-name="T23">Knob</text:span><text:span text:style-name="T25"> to AR</text:span><text:span text:style-name="T27">K</text:span><text:span text:style-name="T25">-</text:span><text:span text:style-name="T27">15M</text:span><text:span text:style-name="T25">.</text:span></text:p>
            </text:list-item>
          </text:list>
        </text:list-item>
        <text:list-item>
          <text:p text:style-name="P24"><text:span text:style-name="T25">On </text:span><text:span text:style-name="T28">ARK-</text:span><text:span text:style-name="T27">15M</text:span><text:span text:style-name="T28"> </text:span><text:span text:style-name="T25">control </text:span><text:span text:style-name="T28">panel </text:span><text:span text:style-name="T25">(</text:span><text:span text:style-name="T27">left wall</text:span><text:span text:style-name="T25">)</text:span></text:p>
          <text:list>
            <text:list-item>
              <text:p text:style-name="P26"><text:span text:style-name="T28">A</text:span><text:span text:style-name="T24">RK-15M receiver mode switch ... VOICE</text:span></text:p>
            </text:list-item>
            <text:list-item>
              <text:p text:style-name="P24"><text:span text:style-name="T20">ARK-</text:span><text:span text:style-name="T23">15M</text:span><text:span text:style-name="T20"> mode </text:span><text:span text:style-name="T23">knob</text:span><text:span text:style-name="T28"> ... </text:span><text:span text:style-name="T20">C</text:span><text:span text:style-name="T21">OMP</text:span><text:span text:style-name="T25"> (compass)</text:span></text:p>
            </text:list-item>
            <text:list-item>
              <text:p text:style-name="P26"><text:span text:style-name="T25">A</text:span><text:span text:style-name="T24">RK-15M volume knob ... As desired</text:span></text:p>
            </text:list-item>
            <text:list-item>
              <text:p text:style-name="P25"><text:span text:style-name="T28">Set </text:span><text:span text:style-name="T27">channel 1 (left) or 2 (right)</text:span><text:span text:style-name="T28"> ARK-</text:span><text:span text:style-name="T27">15M</text:span><text:span text:style-name="T28"> frequency to </text:span><text:span text:style-name="T20">NDB frequency</text:span><text:span text:style-name="T28"> using dial control</text:span><text:span text:style-name="T27">s on the outside ring, center, and </text:span><text:span text:style-name="T28">bottom.</text:span></text:p>
            </text:list-item>
            <text:list-item>
              <text:p text:style-name="P39">Set channel switch to 1 or 2 as needed.</text:p>
            </text:list-item>
          </text:list>
        </text:list-item>
        <text:list-item>
          <text:p text:style-name="P40">On the HSI compass, <text:span text:style-name="T1">needle 1</text:span> should point to the NDB.</text:p>
        </text:list-item>
        <text:list-item>
          <text:p text:style-name="P39">You can easily switch back and forth between two NDBs (e.g. inner and outer markers) using the ARK-15M channel selector switch.</text:p>
        </text:list-item>
        <text:list-item>
          <text:p text:style-name="P27"><text:span text:style-name="T20">Set the </text:span><text:span text:style-name="T23">Radio Source Selector knob</text:span><text:span text:style-name="T20"> back to R-863 for your primary radio.</text:span></text:p>
        </text:list-item>
      </text:list>
      <text:p text:style-name="P5"/>
      <text:p text:style-name="P17"><text:span text:style-name="T63">Navigate to an ELT (Emergency Locator Transmitter) with ARK-U</text:span><text:span text:style-name="T64">2 and R-852 radio</text:span></text:p>
      <text:list text:style-name="L7">
        <text:list-item>
          <text:p text:style-name="P44"><text:span text:style-name="T61">(optional) To hear the beacon signal, o</text:span><text:span text:style-name="T56">n </text:span><text:span text:style-name="T67">ICS panel</text:span><text:span text:style-name="T56"> </text:span><text:span text:style-name="T57">(</text:span><text:span text:style-name="T58">left wall</text:span><text:span text:style-name="T57">)</text:span><text:span text:style-name="T56">:</text:span></text:p>
          <text:list>
            <text:list-item>
              <text:p text:style-name="P28">Set <text:span text:style-name="T1">RADIO/ICS</text:span> switch to <text:span text:style-name="T1">RADIO</text:span>.</text:p>
            </text:list-item>
            <text:list-item>
              <text:p text:style-name="P42"><text:span text:style-name="T56">Set</text:span><text:span text:style-name="T57"> </text:span><text:span text:style-name="T65">Radio Source Selector Switch</text:span><text:span text:style-name="T59"> </text:span><text:span text:style-name="T56">knob to </text:span><text:span text:style-name="T67">ARC-</text:span><text:span text:style-name="T64">1</text:span><text:span text:style-name="T60"> to hear the beacon if desired.</text:span></text:p>
            </text:list-item>
          </text:list>
        </text:list-item>
        <text:list-item>
          <text:p text:style-name="P29">On <text:span text:style-name="T3">R-852</text:span><text:span text:style-name="T70"> </text:span>control <text:span text:style-name="T69">panel </text:span>(<text:span text:style-name="T70">left wall bottom, by engine power levers</text:span>)<text:span text:style-name="T68">, set desired </text:span><text:span text:style-name="T70">frequency:</text:span></text:p>
          <text:list>
            <text:list-item>
              <text:p text:style-name="P30">Channel 1 = 114.1<text:span text:style-name="T70">15</text:span></text:p>
            </text:list-item>
            <text:list-item>
              <text:p text:style-name="P30">Channel 2 = 114.33<text:span text:style-name="T70">5</text:span></text:p>
            </text:list-item>
            <text:list-item>
              <text:p text:style-name="P30">Channel 3 = 114.58<text:span text:style-name="T70">5</text:span></text:p>
            </text:list-item>
            <text:list-item>
              <text:p text:style-name="P32">Channel 4 = 121.500 (VHF Guard)</text:p>
            </text:list-item>
          </text:list>
        </text:list-item>
        <text:list-item>
          <text:p text:style-name="P31">On <text:span text:style-name="T1">ADF-VHF2 control panel</text:span> (left wall bottom rear), set <text:span text:style-name="T1">source selector switch</text:span> to <text:span text:style-name="T1">R-852</text:span> (aft).</text:p>
        </text:list-item>
        <text:list-item>
          <text:p text:style-name="P43"><text:span text:style-name="T60">On </text:span><text:span text:style-name="T66">ARK-U2 control panel</text:span><text:span text:style-name="T60"> (circular panel directly under ADF-VHF2 panel), set </text:span><text:span text:style-name="T66">Power switch</text:span><text:span text:style-name="T60"> (lower white switch) to </text:span><text:span text:style-name="T66">ON</text:span><text:span text:style-name="T60"> (up), and </text:span><text:span text:style-name="T66">Sensitivity switch</text:span><text:span text:style-name="T60"> </text:span><text:span text:style-name="T62">(white switch on the right) </text:span><text:span text:style-name="T60">to </text:span><text:span text:style-name="T66">H</text:span><text:span text:style-name="T60"> (up).</text:span></text:p>
        </text:list-item>
        <text:list-item>
          <text:p text:style-name="P30"><text:span text:style-name="T1">HSI selector switch</text:span> ... <text:span text:style-name="T71">ARK-U2</text:span> (below HSI compass)</text:p>
        </text:list-item>
        <text:list-item>
          <text:p text:style-name="P43"><text:span text:style-name="T29">On the HSI compass, </text:span><text:span text:style-name="T31">needle </text:span><text:span text:style-name="T32">2</text:span><text:span text:style-name="T29"> should point to the </text:span><text:span text:style-name="T30">ELT beacon</text:span><text:span text:style-name="T29">.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16T16:56:11.520000000</dc:date>
    <meta:editing-duration>PT13H5M40S</meta:editing-duration>
    <meta:editing-cycles>90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68" meta:word-count="603" meta:character-count="3245" meta:non-whitespace-character-count="2744"/>
  </office:meta>
</office:document-meta>
</file>